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1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1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1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officeooo:rsid="037dfaf6"/>
    </style:style>
    <style:style style:name="T40" style:family="text">
      <style:text-properties officeooo:rsid="037ebaf1"/>
    </style:style>
    <style:style style:name="T41" style:family="text">
      <style:text-properties officeooo:rsid="037f8a99"/>
    </style:style>
    <style:style style:name="T42" style:family="text">
      <style:text-properties officeooo:rsid="03807133"/>
    </style:style>
    <style:style style:name="T43" style:family="text">
      <style:text-properties officeooo:rsid="02d74b30"/>
    </style:style>
    <style:style style:name="T44" style:family="text">
      <style:text-properties officeooo:rsid="0339ed3d"/>
    </style:style>
    <style:style style:name="T45" style:family="text">
      <style:text-properties officeooo:rsid="033b3004"/>
    </style:style>
    <style:style style:name="T46" style:family="text">
      <style:text-properties officeooo:rsid="03494d1f"/>
    </style:style>
    <style:style style:name="T47" style:family="text">
      <style:text-properties officeooo:rsid="0349766e"/>
    </style:style>
    <style:style style:name="T48" style:family="text">
      <style:text-properties officeooo:rsid="034a2a76"/>
    </style:style>
    <style:style style:name="T49" style:family="text">
      <style:text-properties officeooo:rsid="034bbb3b"/>
    </style:style>
    <style:style style:name="T50" style:family="text">
      <style:text-properties officeooo:rsid="034c51c7"/>
    </style:style>
    <style:style style:name="T51" style:family="text">
      <style:text-properties officeooo:rsid="034c6587"/>
    </style:style>
    <style:style style:name="T52" style:family="text">
      <style:text-properties officeooo:rsid="034ea6b4"/>
    </style:style>
    <style:style style:name="T53" style:family="text">
      <style:text-properties officeooo:rsid="034fcd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SELECT * FROM Recetas&#10;        WHERE Tiempo LIKE '%m' AND Tiempo NOT LIKE '%h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SELECT * FROM Recetas&#10;       WHERE Fecha_modificacion LIKE 'NULL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SELECT * FROM Recetas&#10;        WHERE Ingrenientes LIKE '%sal%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SELECT * FROM Recetas&#10;        WHERE Ingredientes NOT LIKE '%cebolla%' OR Ingredientes NOT LIKE '%ajo%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&#10;        WHERE claridad NOT LIKE '%S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&#10;        WHERE tabla NOT LIKE '6_' AND tabla NOT LIKE '%5'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SELECT * FROM Pasajeros&#10;        WHERE Edad LIKE '3_' OR Edad LIKE '40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SELECT * FROM Pasajeros&#10;        WHERE Billete LIKE 'PC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SELECT * FROM Pasajeros&#10;        WHERE idCabina LIKE 'C6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SELECT * FROM Pasajeros&#10;        WHERE Nombre LIKE '%cho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SELECT * DatosCovid&#10;       WHERE pruebaDesconocida LIKE '1__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DISTINCT DatosCovid&#10;        WHERE Nombre LIKE '_a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DISTINCT DatosCovid&#10;        WHERE Nombre NOT LIKE 'a%a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 WHERE mujeres LIKE '%0' AND hombres LIKE '%5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nombre, ciudad FROM Equipos &#10;        WHERE ciudad LIKE '%o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nombre, nombre_equipo FROM Jugadores &#10;        WHERE nombre LIKE '%u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nombre, ciudad FROM Equipos &#10;        WHERE ciudad LIKE '_h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nombre, ciudad FROM equipos &#10;        WHERE nombre LIKE '%o__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nombre_cliente, telefono FROM cliente &#10;        WHERE nombre_contacto LIKE 'a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* FROM oficina &#10;        WHERE ciudad LIKE '_a%a'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SELECT * FROM pago &#10;        WHERE fecha_pago LIKE '2008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edido &#10;        WHERE fecha_pedido LIKE '%-01-%' AND fecha_esperada LIKE '%-02-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 &#10;        WHERE tallado LIKE '%Good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&#10;        WHERE quilates LIKE '0.7%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comarcasGalicia &#10;        WHERE nombre LIKE 'a%a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 WHERE nombre LIKE '%añ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WHERE nombre LIKE 'O %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  <text:p text:style-name="P43"><text:span text:style-name="T13">Muestra </text:span><text:span text:style-name="T14">los </text:span><text:span text:style-name="T16">Diamantes </text:span><text:span text:style-name="T20">cuyo </text:span><text:span text:style-name="T33">tallado es bueno (Good) o muy bueno (Very Good)</text:span><text:span text:style-name="T13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3">Muestra </text:span><text:span text:style-name="T17">los </text:span><text:span text:style-name="T21">diamantes </text:span><text:span text:style-name="T34">cuyos quilares oscilen entre 0.70 y 0.79</text:span><text:span text:style-name="T21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2">Muestra los diamantes </text:span><text:span text:style-name="T34">cuya claridad NO incluya una ‘S’</text:span><text:span text:style-name="T15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3">Muestra </text:span><text:span text:style-name="T23">los diamantes </text:span><text:span text:style-name="T35">cuyo número de tabla no empiece por 6 ni </text:span><text:span text:style-name="T36">acabe en 5</text:span><text:span text:style-name="T17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  <text:p text:style-name="P44"><text:span text:style-name="T18">Muestra las recetas </text:span><text:span text:style-name="T24">cuya </text:span><text:span text:style-name="T37">duración esté expresada en minutos</text:span><text:span text:style-name="T28">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18">Muestra </text:span><text:span text:style-name="T25">las recetas </text:span><text:span text:style-name="T28">que no han sufrido ningún tipo de modificación</text:span><text:span text:style-name="T15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18">Muestra </text:span><text:span text:style-name="T26">las recetas </text:span><text:span text:style-name="T38">que contengan sal</text:span><text:span text:style-name="T29">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19">Muestra </text:span><text:span text:style-name="T26">las recetas </text:span><text:span text:style-name="T38">que no contengan ni cebolla ni ajo</text:span><text:span text:style-name="T27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  <text:p text:style-name="P20"><text:span text:style-name="T39">Muestra los pasajeros cuya edad </text:span><text:span text:style-name="T46">oscile entre los 30 y 40 años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39">Muestra los pasajeros cuyo Ticket sea </text:span><text:span text:style-name="T46">de la forma “PC ” y un númer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39">Muestra los pasajeros </text:span><text:span text:style-name="T47">de las cabinas del grupo C60 </text:span><text:span text:style-name="T48">(C60 al C69)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39">Muestra los pasajero</text:span><text:span text:style-name="T51">s</text:span><text:span text:style-name="T39"> </text:span><text:span text:style-name="T48">en cuyo nombre esté el término ‘cho’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  <text:p text:style-name="P22"><text:span text:style-name="T40">Muestra </text:span><text:span text:style-name="T49">el ISO de las provincias que contengan una ‘A’.</text:span>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0">Muestra los datos del Covid cuyo número de </text:span><text:span text:style-name="T49">pruebas desconocidas sea de ciento y pic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0">Muestra </text:span><text:span text:style-name="T50">los nombres de las provincias cuya segunda letra sea una ‘a’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<text:span text:style-name="T50">los nombres de las provincias que no acaben ni empiecen por ‘a’</text:span>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  <text:p text:style-name="P24"><text:span text:style-name="T41">Muestr</text:span><text:span text:style-name="T44">a</text:span><text:span text:style-name="T41"> los datos de l</text:span><text:span text:style-name="T53">a</text:span><text:span text:style-name="T41">s Comarcas </text:span><text:span text:style-name="T53">de Galicia </text:span><text:span text:style-name="T41">cuy</text:span><text:span text:style-name="T53">o nombre empiece y acabe por ‘a’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53">Muestra los datos de los Concellos de Galicia cuyo nombre contenga ‘añ’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2">Muestra los datos de </text:span><text:span text:style-name="T53">los Concellos de Galicia cuyo nombre empiece por el artículo ‘O’.</text:span>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2">Muestra los datos de </text:span><text:span text:style-name="T53">las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  <text:p text:style-name="P17"><text:span text:style-name="T43">Muestra </text:span><text:span text:style-name="T45">el nombre y la ciudad de los equipos cuya ciudad termine en ‘o’</text:span><text:span text:style-name="T43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<text:span text:style-name="T45">Muestra el nombre del jugador y del equipo cuyos jugadores contengan una ‘u’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5">el nombre y ciudad del equipo cuya ciudad tenga una ‘h’ como segunda letra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5">el nombre y </text:span><text:span text:style-name="T52">la ciudad del </text:span><text:span text:style-name="T45">equipo, cuyo nombre contenga una ‘o’ o como antepenúltima letra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  <text:p text:style-name="P45"><text:span text:style-name="T13">Muestra </text:span><text:span text:style-name="T31">el nombre y el teléfono de los clientes cuyo nombre de contacto empiece por ‘a’</text:span><text:span text:style-name="T13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3">Muestra </text:span><text:span text:style-name="T31">las oficinas cuya ciudad en la que se ubican, tenga como segunda letra ‘a’ y acabe en ‘a’</text:span><text:span text:style-name="T13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3">Muestra </text:span><text:span text:style-name="T30">los </text:span><text:span text:style-name="T31">pagos realizados durante 2008</text:span><text:span text:style-name="T30">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3">Muestra </text:span><text:span text:style-name="T30">los pedidos </text:span><text:span text:style-name="T32">realizados en enero y con fecha de entrega esperada en febrero</text:span><text:span text:style-name="T13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5</text:span><text:span text:style-name="MT1">.<text:tab/></text:span><text:span text:style-name="MT3">R</text:span><text:span text:style-name="MT4">ealización de consultas </text:span><text:span text:style-name="MT2">con patrón like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2T16:36:02.370000000</dc:date>
    <meta:editing-duration>P2DT8H14S</meta:editing-duration>
    <meta:editing-cycles>683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421" meta:character-count="2346" meta:non-whitespace-character-count="1960"/>
  </office:meta>
</office:document-meta>
</file>